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371b" officeooo:paragraph-rsid="0013371b"/>
    </style:style>
    <style:style style:name="P2" style:family="paragraph" style:parent-style-name="Text_20_body">
      <style:text-properties officeooo:rsid="0013371b" officeooo:paragraph-rsid="0016a84a"/>
    </style:style>
    <style:style style:name="P3" style:family="paragraph" style:parent-style-name="Text_20_body">
      <style:text-properties officeooo:rsid="0013fea6" officeooo:paragraph-rsid="0013fea6"/>
    </style:style>
    <style:style style:name="P4" style:family="paragraph" style:parent-style-name="Title">
      <style:paragraph-properties fo:break-before="page"/>
    </style:style>
    <style:style style:name="P5" style:family="paragraph" style:parent-style-name="Text_20_body">
      <style:paragraph-properties fo:line-height="115%"/>
      <style:text-properties fo:font-size="16pt" fo:language="en" fo:country="US" officeooo:rsid="0013fea6" officeooo:paragraph-rsid="002e7e10" style:font-size-asian="16pt" style:font-size-complex="16pt"/>
    </style:style>
    <style:style style:name="P6" style:family="paragraph" style:parent-style-name="Text_20_body">
      <style:paragraph-properties fo:line-height="115%"/>
      <style:text-properties fo:font-size="16pt" fo:language="en" fo:country="US" officeooo:rsid="0013fea6" officeooo:paragraph-rsid="00232014" style:font-size-asian="16pt" style:font-size-complex="16pt"/>
    </style:style>
    <style:style style:name="P7" style:family="paragraph" style:parent-style-name="Text_20_body">
      <style:paragraph-properties fo:line-height="115%"/>
      <style:text-properties fo:font-size="16pt" fo:language="en" fo:country="US" style:font-size-asian="16pt" style:font-size-complex="16pt"/>
    </style:style>
    <style:style style:name="P8" style:family="paragraph" style:parent-style-name="Text_20_body">
      <style:paragraph-properties fo:line-height="115%"/>
      <style:text-properties fo:font-size="16pt" fo:language="en" fo:country="US" officeooo:paragraph-rsid="00377738" style:font-size-asian="16pt" style:font-size-complex="16pt"/>
    </style:style>
    <style:style style:name="P9" style:family="paragraph" style:parent-style-name="Text_20_body">
      <style:text-properties officeooo:rsid="0013fea6" officeooo:paragraph-rsid="0013fea6"/>
    </style:style>
    <style:style style:name="T1" style:family="text">
      <style:text-properties officeooo:rsid="0013fea6"/>
    </style:style>
    <style:style style:name="T2" style:family="text">
      <style:text-properties officeooo:rsid="0015d950"/>
    </style:style>
    <style:style style:name="T3" style:family="text">
      <style:text-properties officeooo:rsid="0016a84a"/>
    </style:style>
    <style:style style:name="T4" style:family="text">
      <style:text-properties officeooo:rsid="0018315f"/>
    </style:style>
    <style:style style:name="T5" style:family="text">
      <style:text-properties officeooo:rsid="0019f1c1"/>
    </style:style>
    <style:style style:name="T6" style:family="text">
      <style:text-properties officeooo:rsid="001b1c69"/>
    </style:style>
    <style:style style:name="T7" style:family="text">
      <style:text-properties fo:language="en" fo:country="US"/>
    </style:style>
    <style:style style:name="T8" style:family="text">
      <style:text-properties fo:language="en" fo:country="US" officeooo:rsid="002cc69f"/>
    </style:style>
    <style:style style:name="T9" style:family="text">
      <style:text-properties officeooo:rsid="0022176a"/>
    </style:style>
    <style:style style:name="T10" style:family="text">
      <style:text-properties officeooo:rsid="0025f148"/>
    </style:style>
    <style:style style:name="T11" style:family="text">
      <style:text-properties officeooo:rsid="0026d8df"/>
    </style:style>
    <style:style style:name="T12" style:family="text">
      <style:text-properties officeooo:rsid="00289b04"/>
    </style:style>
    <style:style style:name="T13" style:family="text">
      <style:text-properties officeooo:rsid="0029e4c0"/>
    </style:style>
    <style:style style:name="T14" style:family="text">
      <style:text-properties officeooo:rsid="002cc69f"/>
    </style:style>
    <style:style style:name="T15" style:family="text">
      <style:text-properties officeooo:rsid="002f21c2"/>
    </style:style>
    <style:style style:name="T16" style:family="text">
      <style:text-properties officeooo:rsid="00332369"/>
    </style:style>
    <style:style style:name="T17" style:family="text">
      <style:text-properties officeooo:rsid="00343d18"/>
    </style:style>
    <style:style style:name="T18" style:family="text">
      <style:text-properties officeooo:rsid="00377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PAÑOL</text:p>
      <text:h text:style-name="Heading_20_2" text:outline-level="2">Diseño <text:span text:style-name="T14">y Herramientas</text:span></text:h>
      <text:p text:style-name="P2">Respecto al diseño de la aplicación lo primero que decid<text:span text:style-name="T3">im</text:span>os fue la paleta de colores.</text:p>
      <text:p text:style-name="P2"><text:span text:style-name="T11">Nosotros queríamos diferenciarnos de otras webs</text:span>. <text:span text:style-name="T3">Por eso n</text:span>uestra paleta de colores incluye colores crema, en ella destacan principalmente los colores azules y amarillo. <text:span text:style-name="T10">P</text:span><text:span text:style-name="T3">ero antes de llegar a esta paleta tuvimos que hacer muchas pruebas ya que ninguna nos </text:span><text:span text:style-name="T10">gustaba</text:span><text:span text:style-name="T3">.</text:span></text:p>
      <text:p text:style-name="P1">Después de tener definida la paleta de colores nos centramos en hacer el logo, para este utilizamos<text:span text:style-name="T1"> la herramienta wipick, Esta web nos ha ayudado a la creación de los distintos prototipos que hicimos de el logo. </text:span><text:span text:style-name="T3">A la hora de la creación de el logo tuvimos muchos problemas porque no nos conseguíamos poner de acuerdo con el diseño de este. </text:span><text:span text:style-name="T12">Por esto perdimos mucho tiempo </text:span><text:span text:style-name="T3"><text:s/>ya que no concordaban con la estética de nuestra web. </text:span><text:span text:style-name="T4">Finalmente nos fuimos acercando a la estética que buscábamos. Y nos decidimos por este logo.</text:span></text:p>
      <text:p text:style-name="P3">Una vez que <text:span text:style-name="T2">tuvimos</text:span> la paleta de colores y el logotipo hechos nos dispusimos a hacer el mockup. El mockup es una <text:span text:style-name="T2">diseño o plantilla</text:span> de c<text:span text:style-name="T2">ó</text:span>mo queremos que quede <text:span text:style-name="T2">visualmente</text:span> nuestra web. <text:span text:style-name="T2">Para hacer este diseño nos ayudamos de la herramienta Miro. </text:span><text:span text:style-name="T5">Para cada vista de la pagina tuvimos que hacer un mo</text:span><text:span text:style-name="T6">c</text:span><text:span text:style-name="T5">kup distinto en el cual </text:span><text:span text:style-name="T13">utilizabamos</text:span><text:span text:style-name="T5"> la paleta de colores y el logo que hicimos anteriormente.</text:span></text:p>
      <text:p text:style-name="P3"/>
      <text:p text:style-name="Title"><text:span text:style-name="Strong_20_Emphasis"/></text:p>
      <text:p text:style-name="P4"><text:span text:style-name="Strong_20_Emphasis">INGL</text:span><text:span text:style-name="Strong_20_Emphasis"><text:span text:style-name="T15">É</text:span></text:span><text:span text:style-name="Strong_20_Emphasis">S</text:span></text:p>
      <text:h text:style-name="Heading_20_2" text:outline-level="2"><text:span text:style-name="Strong_20_Emphasis"><text:span text:style-name="T7">Design</text:span></text:span><text:span text:style-name="T7"> </text:span><text:span text:style-name="T8">and Tools</text:span></text:h>
      <text:p text:style-name="P5"><text:span text:style-name="T9">About</text:span> the design of the application, the first thing we decided was the color palette we were going to use.</text:p>
      <text:p text:style-name="P5"/>
      <text:p text:style-name="P6">This color palette is very different from other video game wikis. <text:span text:style-name="T16">O</text:span>ur color palette includes cream colors, in which the colors blue and yellow stand out, <text:span text:style-name="T17">and </text:span><text:span text:style-name="T18">use </text:span><text:span text:style-name="T17">the color pink for smaller things.</text:span> To get to this palette we had to try many others.</text:p>
      <text:p text:style-name="P6"/>
      <text:p text:style-name="P8">After having defined the color palette we focused on making the logo, for this we used the wipick tool, This website has helped us to create the different prototypes we made of the logo. When creating the logo we had a lot of problems because we couldn't agree on its design. </text:p>
      <text:p text:style-name="P8">Finally we got closer to the aesthetics we were looking for. And we decided on this logo.</text:p>
      <text:p text:style-name="P7"/>
      <text:p text:style-name="P7">Once we had the color palette and logo done, we set about making the mockup. The mockup is a design or template of how we want our website to look visually. To make this design we used the Miro tool. For each view of the page we had to make a different mockup.</text:p>
      <text:p text:style-name="P7"/>
      <text:p text:style-name="P7">As you can see, this mockup is very different from our final web. Mauro is going to explain why.</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1:43:20.213000000</meta:creation-date>
    <dc:date>2024-06-07T00:50:37.410000000</dc:date>
    <meta:editing-duration>PT47M10S</meta:editing-duration>
    <meta:editing-cycles>7</meta:editing-cycles>
    <meta:generator>LibreOffice/7.4.3.2$Windows_X86_64 LibreOffice_project/1048a8393ae2eeec98dff31b5c133c5f1d08b890</meta:generator>
    <meta:document-statistic meta:table-count="0" meta:image-count="0" meta:object-count="0" meta:page-count="2" meta:paragraph-count="14" meta:word-count="429" meta:character-count="2384" meta:non-whitespace-character-count="1967"/>
  </office:meta>
</office:document-meta>
</file>